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bg" fo:country="BG" officeooo:rsid="001b3f59" officeooo:paragraph-rsid="001b3f59"/>
    </style:style>
    <style:style style:name="P2" style:family="paragraph" style:parent-style-name="Standard">
      <style:text-properties fo:language="bg" fo:country="BG" officeooo:rsid="001b3f59" officeooo:paragraph-rsid="001d1a83"/>
    </style:style>
    <style:style style:name="P3" style:family="paragraph" style:parent-style-name="Standard">
      <style:text-properties fo:language="bg" fo:country="BG" officeooo:rsid="001d1a83" officeooo:paragraph-rsid="001d1a83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officeooo:rsid="001d1a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 да се започне работа трябва малко подготовка.</text:p>
      <text:p text:style-name="P1"/>
      <text:p text:style-name="P1">1. Arduino <text:span text:style-name="T1">то трябва да се включи в usb-то на компютъра.</text:span></text:p>
      <text:p text:style-name="P1"><text:span text:style-name="T1">2. Трябва по някакъв начин да се активира анакондата в директорията, където са копирани тези скриптове. Идеята е да може да се стартира питона.</text:span></text:p>
      <text:p text:style-name="P1"><text:span text:style-name="T1">3. от промт се въвежда: „python ./krystioMagServer.py“ (без кавички)</text:span></text:p>
      <text:p text:style-name="P1"><text:span text:style-name="T1">4. след стартиране на скрипта krystioMagServer.py</text:span></text:p>
      <text:p text:style-name="P1"><text:span text:style-name="T1">На екрана се изписва нещо от сорта </text:span></text:p>
      <text:p text:style-name="P1"><text:span text:style-name="T1">0. <text:s text:c="2"/>None <text:s text:c="2"/>/dev/ttyS0 <text:s text:c="42"/>---“ списък с свързаните сериини ресурси </text:span></text:p>
      <text:p text:style-name="P1"><text:span text:style-name="T1">1. <text:s text:c="2"/>Arduino (www.arduino.cc) <text:s text:c="2"/>/dev/ttyACM0</text:span></text:p>
      <text:p text:style-name="P1"><text:span text:style-name="T1">n</text:span></text:p>
      <text:p text:style-name="P1"><text:span text:style-name="T1"/></text:p>
      <text:p text:style-name="P1"><text:span text:style-name="T1"><text:s/>Connecting b'Krastio Magnet\r\n' seria interface <text:s text:c="2"/>---“ име на проекта, който в hello командата</text:span></text:p>
      <text:p text:style-name="P1"><text:span text:style-name="T1"><text:s/>Made by 'Arduino (www.arduino.cc)' <text:s text:c="19"/>---“ производител на ардуиното</text:span></text:p>
      <text:p text:style-name="P1"><text:span text:style-name="T1"><text:s/>on port /dev/ttyACM0 <text:s text:c="43"/>---“ на кой порт е свързано, в win com1,2,..???</text:span></text:p>
      <text:p text:style-name="P1"><text:span text:style-name="T1"><text:s/>With baudrate 115200 ... <text:s text:c="39"/>---“ скорост на връзка</text:span></text:p>
      <text:p text:style-name="P1"><text:span text:style-name="T1"/></text:p>
      <text:p text:style-name="P1"><text:span text:style-name="T1"/></text:p>
      <text:p text:style-name="P1"><text:span text:style-name="T1">... To IP address <text:s text:c="53"/>---“ IP adressa на компютъра: порт за връзка </text:span></text:p>
      <text:p text:style-name="P1"><text:span text:style-name="T1">192.168.1.106:4242</text:span></text:p>
      <text:p text:style-name="P2"><text:span text:style-name="T1">Connected on port /dev/ttyACM0 <text:s text:c="25"/>---“ на кой порт е свързано, в win com1,2,..???</text:span></text:p>
      <text:p text:style-name="P2"><text:span text:style-name="T1"/></text:p>
      <text:p text:style-name="P3"><text:span text:style-name="T1">Работата може да се прекъсне само с натискане на ctl-C комбинация от бутони</text:span></text:p>
      <text:p text:style-name="P3"><text:span text:style-name="T1"/></text:p>
      <text:p text:style-name="P3"><text:span text:style-name="T1">5. Докато прозореца е отворен сървърът работи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bg" fo:country="BG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1:27:06.604882790</meta:creation-date>
    <meta:generator>LibreOffice/7.0.4.2$Linux_X86_64 LibreOffice_project/00$Build-2</meta:generator>
    <dc:date>2024-11-11T17:48:07.732277591</dc:date>
    <meta:editing-duration>PT16M39S</meta:editing-duration>
    <meta:editing-cycles>2</meta:editing-cycles>
    <meta:document-statistic meta:table-count="0" meta:image-count="0" meta:object-count="0" meta:page-count="1" meta:paragraph-count="18" meta:word-count="173" meta:character-count="1287" meta:non-whitespace-character-count="901"/>
  </office:meta>
</office:document-meta>
</file>